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139.69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114.46pt"/>
    </style:style>
    <style:style style:name="co17" style:family="table-column">
      <style:table-column-properties fo:break-before="auto" style:column-width="105.99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224.84pt"/>
    </style:style>
    <style:style style:name="co21" style:family="table-column">
      <style:table-column-properties fo:break-before="auto" style:column-width="150.75pt"/>
    </style:style>
    <style:style style:name="co22" style:family="table-column">
      <style:table-column-properties fo:break-before="auto" style:column-width="67.41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00"/>
    </style:style>
    <style:style style:name="ce11" style:family="table-cell" style:parent-style-name="Default" style:data-style-name="N1">
      <style:table-cell-properties fo:background-color="#66ff00"/>
    </style:style>
    <style:style style:name="ce12" style:family="table-cell" style:parent-style-name="Default" style:data-style-name="N1">
      <style:table-cell-properties fo:background-color="#ff3333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66ff00"/>
    </style:style>
    <style:style style:name="ce17" style:family="table-cell" style:parent-style-name="Default" style:data-style-name="N0">
      <style:table-cell-properties fo:background-color="#ff3333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pt"/>
    </style:style>
    <style:style style:name="ce19" style:family="table-cell" style:parent-style-name="Default">
      <style:table-cell-properties fo:background-color="#ff3333" fo:border="1.5pt solid #000000"/>
    </style:style>
    <style:style style:name="ce20" style:family="table-cell" style:parent-style-name="Default">
      <style:table-cell-properties fo:background-color="#66ff00" fo:border="1.5pt solid #000000"/>
    </style:style>
    <style:style style:name="ce21" style:family="table-cell" style:parent-style-name="Default">
      <style:table-cell-properties fo:background-color="#ffff00" fo:border="1.5pt solid #000000"/>
    </style:style>
    <style:style style:name="ce22" style:family="table-cell" style:parent-style-name="Default">
      <style:table-cell-properties fo:border-bottom="none" fo:border-left="none" fo:border-right="none" fo:border-top="1.5pt solid #000000"/>
    </style:style>
    <style:style style:name="ce23" style:family="table-cell" style:parent-style-name="Default">
      <style:table-cell-properties fo:border="1.5pt solid #000000"/>
    </style:style>
    <style:style style:name="ce24" style:family="table-cell" style:parent-style-name="Default">
      <style:table-cell-properties fo:border-bottom="1.5pt solid #000000" fo:border-left="none" fo:border-right="none" fo:border-top="1.5pt solid #000000"/>
    </style:style>
    <style:style style:name="ce25" style:family="table-cell" style:parent-style-name="Default">
      <style:table-cell-properties fo:border-bottom="none" fo:border-left="none" fo:border-right="1.5pt solid #000000" fo:border-top="1.5pt solid #000000"/>
    </style:style>
    <style:style style:name="ce26" style:family="table-cell" style:parent-style-name="Default">
      <style:table-cell-properties fo:border-bottom="1.5pt solid #000000" fo:border-left="none" fo:border-right="1.5pt solid #000000" fo:border-top="1.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NON USARE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TF50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STF48</text:p>
          </table:table-cell>
          <table:table-cell table:number-columns-repeated="17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86" calcext:value-type="float">
            <text:p>3.23586</text:p>
          </table:table-cell>
          <table:table-cell office:value-type="float" office:value="0.000514097" calcext:value-type="float">
            <text:p>0.000514097</text:p>
          </table:table-cell>
          <table:table-cell office:value-type="float" office:value="3.24238" calcext:value-type="float">
            <text:p>3.24238</text:p>
          </table:table-cell>
          <table:table-cell office:value-type="float" office:value="0.000505788" calcext:value-type="float">
            <text:p>0.000505788</text:p>
          </table:table-cell>
          <table:table-cell table:number-columns-repeated="2" office:value-type="float" office:value="247.229" calcext:value-type="float">
            <text:p>247.229</text:p>
          </table:table-cell>
          <table:table-cell table:number-columns-repeated="2" office:value-type="float" office:value="246.732" calcext:value-type="float">
            <text:p>246.732</text:p>
          </table:table-cell>
          <table:table-cell office:value-type="float" office:value="0.8" calcext:value-type="float">
            <text:p>0.8</text:p>
          </table:table-cell>
          <table:table-cell office:value-type="float" office:value="0.000185475" calcext:value-type="float">
            <text:p>0.000185475</text:p>
          </table:table-cell>
          <table:table-cell table:style-name="ce3" office:value-type="float" office:value="0.0000032624" calcext:value-type="float">
            <text:p>3.26E-06</text:p>
          </table:table-cell>
          <table:table-cell office:value-type="float" office:value="0.000183737" calcext:value-type="float">
            <text:p>0.000183737</text:p>
          </table:table-cell>
          <table:table-cell table:style-name="ce3" office:value-type="float" office:value="0.00000260154" calcext:value-type="float">
            <text:p>2.60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87" calcext:value-type="float">
            <text:p>5.6087</text:p>
          </table:table-cell>
          <table:table-cell office:value-type="float" office:value="0.00245707" calcext:value-type="float">
            <text:p>0.00245707</text:p>
          </table:table-cell>
          <table:table-cell office:value-type="float" office:value="5.60622" calcext:value-type="float">
            <text:p>5.60622</text:p>
          </table:table-cell>
          <table:table-cell office:value-type="float" office:value="0.00215319" calcext:value-type="float">
            <text:p>0.00215319</text:p>
          </table:table-cell>
          <table:table-cell table:number-columns-repeated="2" office:value-type="float" office:value="171.163" calcext:value-type="float">
            <text:p>171.163</text:p>
          </table:table-cell>
          <table:table-cell table:number-columns-repeated="2" office:value-type="float" office:value="171.238" calcext:value-type="float">
            <text:p>171.238</text:p>
          </table:table-cell>
          <table:table-cell office:value-type="float" office:value="0.96" calcext:value-type="float">
            <text:p>0.96</text:p>
          </table:table-cell>
          <table:table-cell office:value-type="float" office:value="0.000454226" calcext:value-type="float">
            <text:p>0.000454226</text:p>
          </table:table-cell>
          <table:table-cell table:style-name="ce3" office:value-type="float" office:value="0.0000443452" calcext:value-type="float">
            <text:p>4.43E-05</text:p>
          </table:table-cell>
          <table:table-cell office:value-type="float" office:value="0.000427641" calcext:value-type="float">
            <text:p>0.000427641</text:p>
          </table:table-cell>
          <table:table-cell table:style-name="ce3" office:value-type="float" office:value="0.0000310202" calcext:value-type="float">
            <text:p>3.10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0.00558189" calcext:value-type="float">
            <text:p>0.00558189</text:p>
          </table:table-cell>
          <table:table-cell office:value-type="float" office:value="13.868" calcext:value-type="float">
            <text:p>13.868</text:p>
          </table:table-cell>
          <table:table-cell office:value-type="float" office:value="0.00474658" calcext:value-type="float">
            <text:p>0.00474658</text:p>
          </table:table-cell>
          <table:table-cell table:number-columns-repeated="2" office:value-type="float" office:value="144.667" calcext:value-type="float">
            <text:p>144.667</text:p>
          </table:table-cell>
          <table:table-cell table:number-columns-repeated="2" office:value-type="float" office:value="144.216" calcext:value-type="float">
            <text:p>144.216</text:p>
          </table:table-cell>
          <table:table-cell office:value-type="float" office:value="2" calcext:value-type="float">
            <text:p>2</text:p>
          </table:table-cell>
          <table:table-cell office:value-type="float" office:value="0.00134114" calcext:value-type="float">
            <text:p>0.00134114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13163" calcext:value-type="float">
            <text:p>0.0013163</text:p>
          </table:table-cell>
          <table:table-cell table:style-name="ce3" office:value-type="float" office:value="0.0000924025" calcext:value-type="float">
            <text:p>9.24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61465" calcext:value-type="float">
            <text:p>0.00461465</text:p>
          </table:table-cell>
          <table:table-cell office:value-type="float" office:value="16.3358" calcext:value-type="float">
            <text:p>16.3358</text:p>
          </table:table-cell>
          <table:table-cell office:value-type="float" office:value="0.00402401" calcext:value-type="float">
            <text:p>0.00402401</text:p>
          </table:table-cell>
          <table:table-cell table:number-columns-repeated="2" office:value-type="float" office:value="108.702" calcext:value-type="float">
            <text:p>108.702</text:p>
          </table:table-cell>
          <table:table-cell table:number-columns-repeated="2" office:value-type="float" office:value="108.351" calcext:value-type="float">
            <text:p>108.351</text:p>
          </table:table-cell>
          <table:table-cell office:value-type="float" office:value="1.77" calcext:value-type="float">
            <text:p>1.77</text:p>
          </table:table-cell>
          <table:table-cell office:value-type="float" office:value="0.00139943" calcext:value-type="float">
            <text:p>0.00139943</text:p>
          </table:table-cell>
          <table:table-cell office:value-type="float" office:value="0.000101904" calcext:value-type="float">
            <text:p>0.000101904</text:p>
          </table:table-cell>
          <table:table-cell office:value-type="float" office:value="0.00134436" calcext:value-type="float">
            <text:p>0.00134436</text:p>
          </table:table-cell>
          <table:table-cell table:style-name="ce3" office:value-type="float" office:value="0.0000752712" calcext:value-type="float">
            <text:p>7.53E-05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slopeDc5[1/microrad]</text:p>
          </table:table-cell>
          <table:table-cell office:value-type="string" calcext:value-type="string">
            <text:p>slopeDc5_err[1/microrad]</text:p>
          </table:table-cell>
          <table:table-cell office:value-type="string" calcext:value-type="string">
            <text:p>slopeDc10[1/microrad]</text:p>
          </table:table-cell>
          <table:table-cell office:value-type="string" calcext:value-type="string">
            <text:p>slopeDc10_err[1/microrad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</table:table-row>
        <table:table-row table:style-name="ro1">
          <table:table-cell office:value-type="string" calcext:value-type="string">
            <text:p>QMP25</text:p>
          </table:table-cell>
          <table:table-cell office:value-type="float" office:value="12.239" calcext:value-type="float">
            <text:p>12.239</text:p>
          </table:table-cell>
          <table:table-cell office:value-type="float" office:value="0.0114513" calcext:value-type="float">
            <text:p>0.0114513</text:p>
          </table:table-cell>
          <table:table-cell office:value-type="float" office:value="12.2491" calcext:value-type="float">
            <text:p>12.2491</text:p>
          </table:table-cell>
          <table:table-cell office:value-type="float" office:value="0.0091535" calcext:value-type="float">
            <text:p>0.0091535</text:p>
          </table:table-cell>
          <table:table-cell office:value-type="float" office:value="171.582" calcext:value-type="float">
            <text:p>171.582</text:p>
          </table:table-cell>
          <table:table-cell office:value-type="float" office:value="0.160539" calcext:value-type="float">
            <text:p>0.160539</text:p>
          </table:table-cell>
          <table:table-cell office:value-type="float" office:value="171.442" calcext:value-type="float">
            <text:p>171.442</text:p>
          </table:table-cell>
          <table:table-cell office:value-type="float" office:value="0.128115" calcext:value-type="float">
            <text:p>0.128115</text:p>
          </table:table-cell>
          <table:table-cell office:value-type="float" office:value="2.1" calcext:value-type="float">
            <text:p>2.1</text:p>
          </table:table-cell>
          <table:table-cell office:value-type="float" office:value="-0.009367" calcext:value-type="float">
            <text:p>-0.009367</text:p>
          </table:table-cell>
          <table:table-cell office:value-type="float" office:value="0.000486767" calcext:value-type="float">
            <text:p>0.000486767</text:p>
          </table:table-cell>
          <table:table-cell office:value-type="float" office:value="-0.0098124" calcext:value-type="float">
            <text:p>-0.0098124</text:p>
          </table:table-cell>
          <table:table-cell office:value-type="float" office:value="0.000367732" calcext:value-type="float">
            <text:p>0.000367732</text:p>
          </table:table-cell>
          <table:table-cell office:value-type="float" office:value="0.00130661" calcext:value-type="float">
            <text:p>0.00130661</text:p>
          </table:table-cell>
          <table:table-cell table:style-name="ce3" office:value-type="float" office:value="0.0000679107" calcext:value-type="float">
            <text:p>6.79E-05</text:p>
          </table:table-cell>
          <table:table-cell office:value-type="float" office:value="0.00124832" calcext:value-type="float">
            <text:p>0.00124832</text:p>
          </table:table-cell>
          <table:table-cell table:style-name="ce3" office:value-type="float" office:value="0.0000467918" calcext:value-type="float">
            <text:p>4.68E-05</text:p>
          </table:table-cell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61465" calcext:value-type="float">
            <text:p>0.00461465</text:p>
          </table:table-cell>
          <table:table-cell office:value-type="float" office:value="16.3358" calcext:value-type="float">
            <text:p>16.3358</text:p>
          </table:table-cell>
          <table:table-cell office:value-type="float" office:value="0.00402401" calcext:value-type="float">
            <text:p>0.00402401</text:p>
          </table:table-cell>
          <table:table-cell office:value-type="float" office:value="108.702" calcext:value-type="float">
            <text:p>108.702</text:p>
          </table:table-cell>
          <table:table-cell office:value-type="float" office:value="0.0308066" calcext:value-type="float">
            <text:p>0.0308066</text:p>
          </table:table-cell>
          <table:table-cell office:value-type="float" office:value="108.351" calcext:value-type="float">
            <text:p>108.351</text:p>
          </table:table-cell>
          <table:table-cell office:value-type="float" office:value="0.0266903" calcext:value-type="float">
            <text:p>0.0266903</text:p>
          </table:table-cell>
          <table:table-cell office:value-type="float" office:value="1.77" calcext:value-type="float">
            <text:p>1.77</text:p>
          </table:table-cell>
          <table:table-cell office:value-type="float" office:value="-0.0116355" calcext:value-type="float">
            <text:p>-0.0116355</text:p>
          </table:table-cell>
          <table:table-cell office:value-type="float" office:value="0.000847268" calcext:value-type="float">
            <text:p>0.000847268</text:p>
          </table:table-cell>
          <table:table-cell office:value-type="float" office:value="-0.0121513" calcext:value-type="float">
            <text:p>-0.0121513</text:p>
          </table:table-cell>
          <table:table-cell office:value-type="float" office:value="0.000680346" calcext:value-type="float">
            <text:p>0.000680346</text:p>
          </table:table-cell>
          <table:table-cell office:value-type="float" office:value="0.00139943" calcext:value-type="float">
            <text:p>0.00139943</text:p>
          </table:table-cell>
          <table:table-cell table:style-name="ce3" office:value-type="float" office:value="0.000101904" calcext:value-type="float">
            <text:p>1.02E-04</text:p>
          </table:table-cell>
          <table:table-cell office:value-type="float" office:value="0.00134436" calcext:value-type="float">
            <text:p>0.00134436</text:p>
          </table:table-cell>
          <table:table-cell table:style-name="ce3" office:value-type="float" office:value="0.0000752712" calcext:value-type="float">
            <text:p>7.53E-05</text:p>
          </table:table-cell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87" calcext:value-type="float">
            <text:p>5.6087</text:p>
          </table:table-cell>
          <table:table-cell office:value-type="float" office:value="0.00245707" calcext:value-type="float">
            <text:p>0.00245707</text:p>
          </table:table-cell>
          <table:table-cell office:value-type="float" office:value="5.60622" calcext:value-type="float">
            <text:p>5.60622</text:p>
          </table:table-cell>
          <table:table-cell office:value-type="float" office:value="0.00215319" calcext:value-type="float">
            <text:p>0.00215319</text:p>
          </table:table-cell>
          <table:table-cell office:value-type="float" office:value="171.163" calcext:value-type="float">
            <text:p>171.163</text:p>
          </table:table-cell>
          <table:table-cell office:value-type="float" office:value="0.0749833" calcext:value-type="float">
            <text:p>0.0749833</text:p>
          </table:table-cell>
          <table:table-cell office:value-type="float" office:value="171.238" calcext:value-type="float">
            <text:p>171.238</text:p>
          </table:table-cell>
          <table:table-cell office:value-type="float" office:value="0.0657678" calcext:value-type="float">
            <text:p>0.0657678</text:p>
          </table:table-cell>
          <table:table-cell office:value-type="float" office:value="0.96" calcext:value-type="float">
            <text:p>0.96</text:p>
          </table:table-cell>
          <table:table-cell office:value-type="float" office:value="-0.0123478" calcext:value-type="float">
            <text:p>-0.0123478</text:p>
          </table:table-cell>
          <table:table-cell office:value-type="float" office:value="0.00120548" calcext:value-type="float">
            <text:p>0.00120548</text:p>
          </table:table-cell>
          <table:table-cell office:value-type="float" office:value="-0.0131096" calcext:value-type="float">
            <text:p>-0.0131096</text:p>
          </table:table-cell>
          <table:table-cell office:value-type="float" office:value="0.000950932" calcext:value-type="float">
            <text:p>0.000950932</text:p>
          </table:table-cell>
          <table:table-cell office:value-type="float" office:value="0.000454226" calcext:value-type="float">
            <text:p>0.000454226</text:p>
          </table:table-cell>
          <table:table-cell table:style-name="ce3" office:value-type="float" office:value="0.0000443452" calcext:value-type="float">
            <text:p>4.43E-05</text:p>
          </table:table-cell>
          <table:table-cell office:value-type="float" office:value="0.000427641" calcext:value-type="float">
            <text:p>0.000427641</text:p>
          </table:table-cell>
          <table:table-cell table:style-name="ce3" office:value-type="float" office:value="0.0000310202" calcext:value-type="float">
            <text:p>3.10E-05</text:p>
          </table:table-cell>
        </table:table-row>
        <table:table-row table:style-name="ro1">
          <table:table-cell office:value-type="string" calcext:value-type="string">
            <text:p>QMP36</text:p>
          </table:table-cell>
          <table:table-cell office:value-type="float" office:value="2.95885" calcext:value-type="float">
            <text:p>2.95885</text:p>
          </table:table-cell>
          <table:table-cell office:value-type="float" office:value="0.00827297" calcext:value-type="float">
            <text:p>0.00827297</text:p>
          </table:table-cell>
          <table:table-cell office:value-type="float" office:value="2.9479" calcext:value-type="float">
            <text:p>2.9479</text:p>
          </table:table-cell>
          <table:table-cell office:value-type="float" office:value="0.00528384" calcext:value-type="float">
            <text:p>0.00528384</text:p>
          </table:table-cell>
          <table:table-cell office:value-type="float" office:value="168.985" calcext:value-type="float">
            <text:p>168.985</text:p>
          </table:table-cell>
          <table:table-cell office:value-type="float" office:value="0.472483" calcext:value-type="float">
            <text:p>0.472483</text:p>
          </table:table-cell>
          <table:table-cell office:value-type="float" office:value="169.612" calcext:value-type="float">
            <text:p>169.612</text:p>
          </table:table-cell>
          <table:table-cell office:value-type="float" office:value="0.304014" calcext:value-type="float">
            <text:p>0.304014</text:p>
          </table:table-cell>
          <table:table-cell office:value-type="float" office:value="0.5" calcext:value-type="float">
            <text:p>0.5</text:p>
          </table:table-cell>
          <table:table-cell office:value-type="float" office:value="-0.0247327" calcext:value-type="float">
            <text:p>-0.0247327</text:p>
          </table:table-cell>
          <table:table-cell office:value-type="float" office:value="0.00182198" calcext:value-type="float">
            <text:p>0.00182198</text:p>
          </table:table-cell>
          <table:table-cell office:value-type="float" office:value="-0.0226696" calcext:value-type="float">
            <text:p>-0.0226696</text:p>
          </table:table-cell>
          <table:table-cell office:value-type="float" office:value="0.00133093" calcext:value-type="float">
            <text:p>0.00133093</text:p>
          </table:table-cell>
          <table:table-cell office:value-type="float" office:value="0.000119633" calcext:value-type="float">
            <text:p>0.000119633</text:p>
          </table:table-cell>
          <table:table-cell table:style-name="ce3" office:value-type="float" office:value="0.00000881929" calcext:value-type="float">
            <text:p>8.82E-06</text:p>
          </table:table-cell>
          <table:table-cell office:value-type="float" office:value="0.000130037" calcext:value-type="float">
            <text:p>0.000130037</text:p>
          </table:table-cell>
          <table:table-cell table:style-name="ce3" office:value-type="float" office:value="0.00000763804" calcext:value-type="float">
            <text:p>7.64E-06</text:p>
          </table:table-cell>
        </table:table-row>
        <table:table-row table:style-name="ro1">
          <table:table-cell office:value-type="string" calcext:value-type="string">
            <text:p>STF38</text:p>
          </table:table-cell>
          <table:table-cell office:value-type="float" office:value="8.80575" calcext:value-type="float">
            <text:p>8.80575</text:p>
          </table:table-cell>
          <table:table-cell office:value-type="float" office:value="0.00293837" calcext:value-type="float">
            <text:p>0.00293837</text:p>
          </table:table-cell>
          <table:table-cell office:value-type="float" office:value="8.88324" calcext:value-type="float">
            <text:p>8.88324</text:p>
          </table:table-cell>
          <table:table-cell office:value-type="float" office:value="0.00234584" calcext:value-type="float">
            <text:p>0.00234584</text:p>
          </table:table-cell>
          <table:table-cell office:value-type="float" office:value="214.633" calcext:value-type="float">
            <text:p>214.633</text:p>
          </table:table-cell>
          <table:table-cell office:value-type="float" office:value="0.0716204" calcext:value-type="float">
            <text:p>0.0716204</text:p>
          </table:table-cell>
          <table:table-cell office:value-type="float" office:value="212.76" calcext:value-type="float">
            <text:p>212.76</text:p>
          </table:table-cell>
          <table:table-cell office:value-type="float" office:value="0.0561846" calcext:value-type="float">
            <text:p>0.0561846</text:p>
          </table:table-cell>
          <table:table-cell office:value-type="float" office:value="1.89" calcext:value-type="float">
            <text:p>1.89</text:p>
          </table:table-cell>
          <table:table-cell office:value-type="float" office:value="-0.00765594" calcext:value-type="float">
            <text:p>-0.00765594</text:p>
          </table:table-cell>
          <table:table-cell office:value-type="float" office:value="0.000560939" calcext:value-type="float">
            <text:p>0.000560939</text:p>
          </table:table-cell>
          <table:table-cell office:value-type="float" office:value="-0.00818857" calcext:value-type="float">
            <text:p>-0.00818857</text:p>
          </table:table-cell>
          <table:table-cell table:style-name="ce3" office:value-type="float" office:value="0.000392045" calcext:value-type="float">
            <text:p>3.92E-04</text:p>
          </table:table-cell>
          <table:table-cell office:value-type="float" office:value="0.00115018" calcext:value-type="float">
            <text:p>0.00115018</text:p>
          </table:table-cell>
          <table:table-cell table:style-name="ce3" office:value-type="float" office:value="0.0000842731" calcext:value-type="float">
            <text:p>8.43E-05</text:p>
          </table:table-cell>
          <table:table-cell office:value-type="float" office:value="0.00108483" calcext:value-type="float">
            <text:p>0.00108483</text:p>
          </table:table-cell>
          <table:table-cell table:style-name="ce3" office:value-type="float" office:value="0.0000519395" calcext:value-type="float">
            <text:p>5.19E-05</text:p>
          </table:table-cell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0.00558189" calcext:value-type="float">
            <text:p>0.00558189</text:p>
          </table:table-cell>
          <table:table-cell office:value-type="float" office:value="13.868" calcext:value-type="float">
            <text:p>13.868</text:p>
          </table:table-cell>
          <table:table-cell office:value-type="float" office:value="0.00474658" calcext:value-type="float">
            <text:p>0.00474658</text:p>
          </table:table-cell>
          <table:table-cell office:value-type="float" office:value="144.667" calcext:value-type="float">
            <text:p>144.667</text:p>
          </table:table-cell>
          <table:table-cell office:value-type="float" office:value="0.0584103" calcext:value-type="float">
            <text:p>0.0584103</text:p>
          </table:table-cell>
          <table:table-cell office:value-type="float" office:value="144.216" calcext:value-type="float">
            <text:p>144.216</text:p>
          </table:table-cell>
          <table:table-cell office:value-type="float" office:value="0.0493606" calcext:value-type="float">
            <text:p>0.0493606</text:p>
          </table:table-cell>
          <table:table-cell office:value-type="float" office:value="2" calcext:value-type="float">
            <text:p>2</text:p>
          </table:table-cell>
          <table:table-cell office:value-type="float" office:value="-0.0103083" calcext:value-type="float">
            <text:p>-0.0103083</text:p>
          </table:table-cell>
          <table:table-cell table:style-name="ce3" office:value-type="float" office:value="0.000947999" calcext:value-type="float">
            <text:p>9.48E-04</text:p>
          </table:table-cell>
          <table:table-cell office:value-type="float" office:value="-0.0105356" calcext:value-type="float">
            <text:p>-0.0105356</text:p>
          </table:table-cell>
          <table:table-cell table:style-name="ce3" office:value-type="float" office:value="0.000739579" calcext:value-type="float">
            <text:p>7.40E-04</text:p>
          </table:table-cell>
          <table:table-cell office:value-type="float" office:value="0.00134114" calcext:value-type="float">
            <text:p>0.00134114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13163" calcext:value-type="float">
            <text:p>0.0013163</text:p>
          </table:table-cell>
          <table:table-cell table:style-name="ce3" office:value-type="float" office:value="0.0000924025" calcext:value-type="float">
            <text:p>9.24E-05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86" calcext:value-type="float">
            <text:p>3.23586</text:p>
          </table:table-cell>
          <table:table-cell office:value-type="float" office:value="0.000514097" calcext:value-type="float">
            <text:p>0.000514097</text:p>
          </table:table-cell>
          <table:table-cell office:value-type="float" office:value="3.24238" calcext:value-type="float">
            <text:p>3.24238</text:p>
          </table:table-cell>
          <table:table-cell office:value-type="float" office:value="0.000505788" calcext:value-type="float">
            <text:p>0.000505788</text:p>
          </table:table-cell>
          <table:table-cell office:value-type="float" office:value="247.229" calcext:value-type="float">
            <text:p>247.229</text:p>
          </table:table-cell>
          <table:table-cell office:value-type="float" office:value="0.0392785" calcext:value-type="float">
            <text:p>0.0392785</text:p>
          </table:table-cell>
          <table:table-cell office:value-type="float" office:value="246.732" calcext:value-type="float">
            <text:p>246.732</text:p>
          </table:table-cell>
          <table:table-cell office:value-type="float" office:value="0.0384885" calcext:value-type="float">
            <text:p>0.0384885</text:p>
          </table:table-cell>
          <table:table-cell office:value-type="float" office:value="0.8" calcext:value-type="float">
            <text:p>0.8</text:p>
          </table:table-cell>
          <table:table-cell office:value-type="float" office:value="-0.0174464" calcext:value-type="float">
            <text:p>-0.0174464</text:p>
          </table:table-cell>
          <table:table-cell office:value-type="float" office:value="0.000306859" calcext:value-type="float">
            <text:p>0.000306859</text:p>
          </table:table-cell>
          <table:table-cell office:value-type="float" office:value="-0.0176469" calcext:value-type="float">
            <text:p>-0.0176469</text:p>
          </table:table-cell>
          <table:table-cell table:style-name="ce3" office:value-type="float" office:value="0.000249848" calcext:value-type="float">
            <text:p>2.50E-04</text:p>
          </table:table-cell>
          <table:table-cell office:value-type="float" office:value="0.000185475" calcext:value-type="float">
            <text:p>0.000185475</text:p>
          </table:table-cell>
          <table:table-cell table:style-name="ce3" office:value-type="float" office:value="0.0000032624" calcext:value-type="float">
            <text:p>3.26E-06</text:p>
          </table:table-cell>
          <table:table-cell office:value-type="float" office:value="0.000183737" calcext:value-type="float">
            <text:p>0.000183737</text:p>
          </table:table-cell>
          <table:table-cell table:style-name="ce3" office:value-type="float" office:value="0.00000260154" calcext:value-type="float">
            <text:p>2.60E-06</text:p>
          </table:table-cell>
        </table:table-row>
        <table:table-row table:style-name="ro1">
          <table:table-cell office:value-type="string" calcext:value-type="string">
            <text:p>STF99</text:p>
          </table:table-cell>
          <table:table-cell office:value-type="float" office:value="16.69" calcext:value-type="float">
            <text:p>16.69</text:p>
          </table:table-cell>
          <table:table-cell office:value-type="float" office:value="0.00124667" calcext:value-type="float">
            <text:p>0.00124667</text:p>
          </table:table-cell>
          <table:table-cell office:value-type="float" office:value="16.5878" calcext:value-type="float">
            <text:p>16.5878</text:p>
          </table:table-cell>
          <table:table-cell office:value-type="float" office:value="0.00119095" calcext:value-type="float">
            <text:p>0.00119095</text:p>
          </table:table-cell>
          <table:table-cell office:value-type="float" office:value="119.473" calcext:value-type="float">
            <text:p>119.473</text:p>
          </table:table-cell>
          <table:table-cell office:value-type="float" office:value="0.00892412" calcext:value-type="float">
            <text:p>0.00892412</text:p>
          </table:table-cell>
          <table:table-cell office:value-type="float" office:value="120.209" calcext:value-type="float">
            <text:p>120.209</text:p>
          </table:table-cell>
          <table:table-cell office:value-type="float" office:value="0.0086306" calcext:value-type="float">
            <text:p>0.0086306</text:p>
          </table:table-cell>
          <table:table-cell office:value-type="float" office:value="1.994" calcext:value-type="float">
            <text:p>1.994</text:p>
          </table:table-cell>
          <table:table-cell office:value-type="float" office:value="-0.0127991" calcext:value-type="float">
            <text:p>-0.0127991</text:p>
          </table:table-cell>
          <table:table-cell table:style-name="ce3" office:value-type="float" office:value="0.000180071" calcext:value-type="float">
            <text:p>1.80E-04</text:p>
          </table:table-cell>
          <table:table-cell office:value-type="float" office:value="-0.0153585" calcext:value-type="float">
            <text:p>-0.0153585</text:p>
          </table:table-cell>
          <table:table-cell table:style-name="ce3" office:value-type="float" office:value="0.000153609" calcext:value-type="float">
            <text:p>1.54E-04</text:p>
          </table:table-cell>
          <table:table-cell office:value-type="float" office:value="0.00130399" calcext:value-type="float">
            <text:p>0.00130399</text:p>
          </table:table-cell>
          <table:table-cell table:style-name="ce3" office:value-type="float" office:value="0.0000183461" calcext:value-type="float">
            <text:p>1.83E-05</text:p>
          </table:table-cell>
          <table:table-cell office:value-type="float" office:value="0.00108004" calcext:value-type="float">
            <text:p>0.00108004</text:p>
          </table:table-cell>
          <table:table-cell table:style-name="ce3" office:value-type="float" office:value="0.0000108024" calcext:value-type="float">
            <text:p>1.08E-05</text:p>
          </table:table-cell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H8 bending angle (urad)</text:p>
          </table:table-cell>
          <table:table-cell office:value-type="string" calcext:value-type="string">
            <text:p>Width (x) (mm)</text:p>
          </table:table-cell>
          <table:table-cell office:value-type="string" calcext:value-type="string">
            <text:p>Length (z) (mm)</text:p>
          </table:table-cell>
          <table:table-cell office:value-type="string" calcext:value-type="string">
            <text:p>Fabrication</text:p>
          </table:table-cell>
          <table:table-cell office:value-type="string" calcext:value-type="string">
            <text:p>H8 test</text:p>
          </table:table-cell>
          <table:table-cell office:value-type="string" calcext:value-type="string">
            <text:p>Crystal Typ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Rc [m]</text:p>
          </table:table-cell>
          <table:table-cell table:style-name="ce18" office:value-type="string" calcext:value-type="string" table:number-columns-spanned="4" table:number-rows-spanned="1">
            <text:p>Key:</text:p>
          </table:table-cell>
          <table:covered-table-cell table:number-columns-repeated="2" table:style-name="ce22"/>
          <table:covered-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STF102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0.505" calcext:value-type="float">
            <text:p>0.505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19"/>
          <table:table-cell table:style-name="ce23" office:value-type="string" calcext:value-type="string" table:number-columns-spanned="3" table:number-rows-spanned="1">
            <text:p>Problem with the crystal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3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1.881" calcext:value-type="float">
            <text:p>1.88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0"/>
          <table:table-cell table:style-name="ce23" office:value-type="string" calcext:value-type="string" table:number-columns-spanned="3" table:number-rows-spanned="1">
            <text:p>Already analyzed (2011 data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1"/>
          <table:table-cell table:style-name="ce23" office:value-type="string" calcext:value-type="string" table:number-columns-spanned="3" table:number-rows-spanned="1">
            <text:p>Potential candidate (QM/Strip, after 2014, ThetaB&gt;100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MSTI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2013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15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TF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±0.05</text:p>
          </table:table-cell>
          <table:table-cell table:number-columns-repeated="2"/>
          <table:table-cell office:value-type="string" calcext:value-type="string">
            <text:p>Multi-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5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9±1</text:p>
          </table:table-cell>
          <table:table-cell office:value-type="string" calcext:value-type="string">
            <text:p>0.55±0.02</text:p>
          </table:table-cell>
          <table:table-cell office:value-type="string" calcext:value-type="string">
            <text:p>4.07±0.02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6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1.5±1.5</text:p>
          </table:table-cell>
          <table:table-cell office:value-type="string" calcext:value-type="string">
            <text:p>0.55±0.02 </text:p>
          </table:table-cell>
          <table:table-cell office:value-type="string" calcext:value-type="string">
            <text:p>4.08±0.02 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29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I14-5</text:p>
          </table:table-cell>
          <table:table-cell table:style-name="ce4" office:value-type="string" calcext:value-type="string">
            <text:p>SPS</text:p>
          </table:table-cell>
          <table:table-cell table:style-name="ce9" office:value-type="string" calcext:value-type="string">
            <text:p>200-2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11/2014</text:p>
          </table:table-cell>
          <table:table-cell table:style-name="ce14" office:value-type="string" calcext:value-type="string">
            <text:p>12/14/2014</text:p>
          </table:table-cell>
          <table:table-cell table:style-name="ce4" office:value-type="string" calcext:value-type="string">
            <text:p>Multistrip</text:p>
          </table:table-cell>
          <table:table-cell table:style-name="ce4" office:value-type="string" calcext:value-type="string">
            <text:p>IHEP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QMP3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47" calcext:value-type="float">
            <text:p>0.47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13]*0.001/([.C13]*0.000001)" office:value-type="float" office:value="2.68571428571429" calcext:value-type="float">
            <text:p>2.6857142857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I14-3</text:p>
          </table:table-cell>
          <table:table-cell office:value-type="string" calcext:value-type="string">
            <text:p>SPS</text:p>
          </table:table-cell>
          <table:table-cell office:value-type="float" office:value="800" calcext:value-type="float">
            <text:p>800</text:p>
          </table:table-cell>
          <table:table-cell office:value-type="float" office:value="0.31" calcext:value-type="float">
            <text:p>0.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14]*0.001/([.C14]*0.000001)" office:value-type="float" office:value="1.875" calcext:value-type="float">
            <text:p>1.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TF-13</text:p>
          </table:table-cell>
          <table:table-cell office:value-type="string" calcext:value-type="string">
            <text:p>SPS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5]*0.001/([.C15]*0.000001)" office:value-type="float" office:value="2.56" calcext:value-type="float">
            <text:p>2.5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I11-1</text:p>
          </table:table-cell>
          <table:table-cell table:style-name="ce5"/>
          <table:table-cell table:style-name="ce10" office:value-type="float" office:value="350" calcext:value-type="float">
            <text:p>35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HEP</text:p>
          </table:table-cell>
          <table:table-cell table:formula="of:=[.E16]*0.001/([.C16]*0.000001)" office:value-type="float" office:value="8.57142857142857" calcext:value-type="float">
            <text:p>8.5714285714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9</text:p>
          </table:table-cell>
          <table:table-cell table:style-name="ce6"/>
          <table:table-cell table:style-name="ce11" office:value-type="float" office:value="246" calcext:value-type="float">
            <text:p>24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09/11/2011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7]*0.001/([.C17]*0.000001)" office:value-type="float" office:value="3.2520325203252" calcext:value-type="float">
            <text:p>3.2520325203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TF</text:p>
          </table:table-cell>
          <table:table-cell office:value-type="string" calcext:value-type="string">
            <text:p>SPS?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8]*0.001/([.C18]*0.000001)" office:value-type="float" office:value="4.76190476190476" calcext:value-type="float">
            <text:p>4.761904761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TF38A</text:p>
          </table:table-cell>
          <table:table-cell table:style-name="ce6"/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89" calcext:value-type="float">
            <text:p>1.89</text:p>
          </table:table-cell>
          <table:table-cell table:style-name="ce6"/>
          <table:table-cell table:style-name="ce16" office:value-type="string" calcext:value-type="string">
            <text:p>09/29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9]*0.001/([.C19]*0.000001)" office:value-type="float" office:value="9.08653846153846" calcext:value-type="float">
            <text:p>9.0865384615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I14-1</text:p>
          </table:table-cell>
          <table:table-cell office:value-type="string" calcext:value-type="string">
            <text:p>SPS</text:p>
          </table:table-cell>
          <table:table-cell office:value-type="float" office:value="200" calcext:value-type="float">
            <text:p>200</text:p>
          </table:table-cell>
          <table:table-cell office:value-type="float" office:value="0.91" calcext:value-type="float">
            <text:p>0.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20]*0.001/([.C20]*0.000001)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F18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6" calcext:value-type="float">
            <text:p>17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1]*0.001/([.C21]*0.000001)" office:value-type="float" office:value="11.3636363636364" calcext:value-type="float">
            <text:p>11.363636363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36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06/2014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2]*0.001/([.C22]*0.000001)" office:value-type="float" office:value="2.85714285714286" calcext:value-type="float">
            <text:p>2.8571428571</text:p>
          </table:table-cell>
          <table:table-cell table:style-name="ce5" table:number-columns-repeated="1014"/>
        </table:table-row>
        <table:table-row table:style-name="ro1">
          <table:table-cell table:style-name="ce7" office:value-type="string" calcext:value-type="string">
            <text:p>STF48</text:p>
          </table:table-cell>
          <table:table-cell table:style-name="ce7"/>
          <table:table-cell table:style-name="ce12" office:value-type="float" office:value="170" calcext:value-type="float">
            <text:p>17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9/10/2011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formula="of:=[.E23]*0.001/([.C23]*0.000001)" office:value-type="float" office:value="11.7647058823529" calcext:value-type="float">
            <text:p>11.7647058824</text:p>
          </table:table-cell>
          <table:table-cell table:style-name="ce7" table:number-columns-repeated="1014"/>
        </table:table-row>
        <table:table-row table:style-name="ro1">
          <table:table-cell table:style-name="ce5" office:value-type="string" calcext:value-type="string">
            <text:p>STF81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87" calcext:value-type="float">
            <text:p>1.87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4]*0.001/([.C24]*0.000001)" office:value-type="float" office:value="11.3333333333333" calcext:value-type="float">
            <text:p>11.333333333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25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2.1" calcext:value-type="float">
            <text:p>2.1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5]*0.001/([.C25]*0.000001)" office:value-type="float" office:value="12.7272727272727" calcext:value-type="float">
            <text:p>12.7272727273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32</text:p>
          </table:table-cell>
          <table:table-cell table:style-name="ce6" office:value-type="string" calcext:value-type="string">
            <text:p>SPS</text:p>
          </table:table-cell>
          <table:table-cell table:style-name="ce11" office:value-type="float" office:value="160" calcext:value-type="float">
            <text:p>160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10/13/2014</text:p>
          </table:table-cell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26]*0.001/([.C26]*0.000001)" office:value-type="float" office:value="6" calcext:value-type="float">
            <text:p>6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0" calcext:value-type="float">
            <text:p>1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7]*0.001/([.C27]*0.000001)" office:value-type="float" office:value="25" calcext:value-type="float">
            <text:p>25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40A</text:p>
          </table:table-cell>
          <table:table-cell table:style-name="ce5"/>
          <table:table-cell table:style-name="ce10" office:value-type="float" office:value="150" calcext:value-type="float">
            <text:p>150</text:p>
          </table:table-cell>
          <table:table-cell table:style-name="ce5" office:value-type="float" office:value="0.475" calcext:value-type="float">
            <text:p>0.47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09/29/2010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8]*0.001/([.C28]*0.000001)" office:value-type="float" office:value="6.66666666666667" calcext:value-type="float">
            <text:p>6.6666666667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5A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6" office:value-type="string" calcext:value-type="string">
            <text:p>09/30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29]*0.001/([.C29]*0.000001)" office:value-type="float" office:value="13.3333333333333" calcext:value-type="float">
            <text:p>13.3333333333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8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45" calcext:value-type="float">
            <text:p>1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0]*0.001/([.C30]*0.000001)" office:value-type="float" office:value="27.5862068965517" calcext:value-type="float">
            <text:p>27.586206896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1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40" calcext:value-type="float">
            <text:p>14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976" calcext:value-type="float">
            <text:p>1.976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1]*0.001/([.C31]*0.000001)" office:value-type="float" office:value="14.1142857142857" calcext:value-type="float">
            <text:p>14.114285714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25" calcext:value-type="float">
            <text:p>1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3/2015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32]*0.001/([.C32]*0.000001)" office:value-type="float" office:value="16" calcext:value-type="float">
            <text:p>16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27</text:p>
          </table:table-cell>
          <table:table-cell table:style-name="ce6"/>
          <table:table-cell table:style-name="ce11" office:value-type="float" office:value="116" calcext:value-type="float">
            <text:p>116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1.77" calcext:value-type="float">
            <text:p>1.77</text:p>
          </table:table-cell>
          <table:table-cell table:style-name="ce6"/>
          <table:table-cell table:style-name="ce16"/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33]*0.001/([.C33]*0.000001)" office:value-type="float" office:value="15.2586206896552" calcext:value-type="float">
            <text:p>15.2586206897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STF99</text:p>
          </table:table-cell>
          <table:table-cell table:style-name="ce5" office:value-type="string" calcext:value-type="string">
            <text:p>N.I. studies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2.008" calcext:value-type="float">
            <text:p>2.008</text:p>
          </table:table-cell>
          <table:table-cell table:style-name="ce5" office:value-type="float" office:value="1.994" calcext:value-type="float">
            <text:p>1.994</text:p>
          </table:table-cell>
          <table:table-cell table:style-name="ce5" office:value-type="string" calcext:value-type="string">
            <text:p>02/2015</text:p>
          </table:table-cell>
          <table:table-cell table:style-name="ce15" office:value-type="string" calcext:value-type="string">
            <text:p>02/14/2015, 05/01/2015</text:p>
          </table:table-cell>
          <table:table-cell table:style-name="ce5" office:value-type="string" calcext:value-type="string">
            <text:p>Silicon strip - plane (110) - axis </text:p>
          </table:table-cell>
          <table:table-cell table:style-name="ce5" office:value-type="string" calcext:value-type="string">
            <text:p>INFN</text:p>
          </table:table-cell>
          <table:table-cell table:formula="of:=[.E34]*0.001/([.C34]*0.000001)" office:value-type="float" office:value="19.94" calcext:value-type="float">
            <text:p>19.94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TI13</text:p>
          </table:table-cell>
          <table:table-cell office:value-type="string" calcext:value-type="string">
            <text:p>N/A</text:p>
          </table:table-cell>
          <table:table-cell office:value-type="float" office:value="97.5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6</text:p>
          </table:table-cell>
          <table:table-cell office:value-type="string" calcext:value-type="string">
            <text:p>LHC (after LS1)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3</text:p>
          </table:table-cell>
          <table:table-cell office:value-type="string" calcext:value-type="string">
            <text:p>10/13/2014, 04/01/2015, 02/13/2015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3</text:p>
          </table:table-cell>
          <table:table-cell office:value-type="string" calcext:value-type="string">
            <text:p>LHC (after LS1)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2</text:p>
          </table:table-cell>
          <table:table-cell office:value-type="string" calcext:value-type="string">
            <text:p>LHC (after LS1)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46</text:p>
          </table:table-cell>
          <table:table-cell office:value-type="string" calcext:value-type="string">
            <text:p><text:s/>LHC (after LS1)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4/29/2015, 05/05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I11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9/09/2011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STF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3</text:p>
          </table:table-cell>
          <table:table-cell office:value-type="string" calcext:value-type="string">
            <text:p>LHC (after LS1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10/13/2014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P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09/12/2011</text:p>
          </table:table-cell>
          <table:table-cell office:value-type="string" calcext:value-type="string">
            <text:p>Thin flat (straight)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F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Thin mirror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F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Thin flat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XR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QMP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XR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100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2/2015, 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4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101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04" calcext:value-type="float">
            <text:p>1.004</text:p>
          </table:table-cell>
          <table:table-cell office:value-type="float" office:value="1.988" calcext:value-type="float">
            <text:p>1.98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STF45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98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1.968" calcext:value-type="float">
            <text:p>1.96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TF50</text:p>
          </table:table-cell>
          <table:table-cell table:style-name="ce7" office:value-type="string" calcext:value-type="string">
            <text:p>SPS</text:p>
          </table:table-cell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7/01/2012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style-name="ce7" table:number-columns-repeated="2"/>
          <table:table-cell table:style-name="ce5" office:value-type="string" calcext:value-type="string">
            <text:p>QMP1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STF5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7/01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8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6" office:value-type="string" calcext:value-type="string">
            <text:p>QMP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9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6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73" calcext:value-type="float">
            <text:p>1.973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0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9/2012</text:p>
          </table:table-cell>
          <table:table-cell office:value-type="string" calcext:value-type="string">
            <text:p>10/13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6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1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4</text:p>
          </table:table-cell>
          <table:table-cell office:value-type="string" calcext:value-type="string">
            <text:p>SP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0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I11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1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1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STF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1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2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3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4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4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1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9</text:p>
          </table:table-cell>
          <table:table-cell table:number-columns-repeated="101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4:Sheet1.N2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2:Sheet2.I72" table:contains-header="false">
          <table:sort>
            <table:sort-by table:field-number="2" table:order="descending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4:44:31.303237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11-03T15:09:56.564536322</dc:date>
    <meta:editing-duration>PT10H21M45S</meta:editing-duration>
    <meta:editing-cycles>19</meta:editing-cycles>
    <meta:generator>LibreOffice/5.1.4.2$Linux_X86_64 LibreOffice_project/10m0$Build-2</meta:generator>
    <meta:document-statistic meta:table-count="2" meta:cell-count="852" meta:object-count="0"/>
  </office:meta>
</office:document-meta>
</file>